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00" style:text-underline-style="none" fo:font-weight="bold" style:font-weight-asian="bold" style:font-weight-complex="bold"/>
    </style:style>
    <style:style style:name="T1" style:family="text">
      <style:text-properties fo:color="#000000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05cm" svg:y1="4.524cm" svg:x2="33.668cm" svg:y2="4.453cm">
          <text:p/>
        </draw:line>
        <draw:custom-shape draw:style-name="gr2" draw:text-style-name="P1" xml:id="id1" draw:id="id1" draw:layer="layout" svg:width="0.771cm" svg:height="0.822cm" svg:x="7.729cm" svg:y="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" draw:id="id2" draw:layer="layout" svg:x1="8.115cm" svg:y1="2.431cm" svg:x2="8.114cm" svg:y2="3.612cm" draw:start-shape="id1" draw:start-glue-point="8" svg:d="M8115 2431v842h-1v339" svg:viewBox="0 0 2 1182">
          <text:p/>
        </draw:connector>
        <draw:connector draw:style-name="gr4" draw:text-style-name="P1" draw:layer="layout" draw:type="line" svg:x1="8.114cm" svg:y1="3.612cm" svg:x2="7.626cm" svg:y2="4.408cm" draw:start-shape="id2" draw:start-glue-point="3" svg:d="M8114 3612l-488 796" svg:viewBox="0 0 489 797">
          <text:p/>
        </draw:connector>
        <draw:connector draw:style-name="gr4" draw:text-style-name="P1" draw:layer="layout" draw:type="line" svg:x1="8.114cm" svg:y1="3.612cm" svg:x2="8.654cm" svg:y2="4.357cm" draw:start-shape="id2" draw:start-glue-point="3" svg:d="M8114 3612l540 745" svg:viewBox="0 0 541 746">
          <text:p/>
        </draw:connector>
        <draw:line draw:style-name="gr4" draw:text-style-name="P1" draw:layer="layout" svg:x1="7.498cm" svg:y1="2.867cm" svg:x2="8.757cm" svg:y2="2.867cm">
          <text:p/>
        </draw:line>
        <draw:line draw:style-name="gr1" draw:text-style-name="P1" draw:layer="layout" svg:x1="2.994cm" svg:y1="4.465cm" svg:x2="2.994cm" svg:y2="4.876cm">
          <text:p/>
        </draw:line>
        <draw:line draw:style-name="gr1" draw:text-style-name="P1" draw:layer="layout" svg:x1="14.595cm" svg:y1="4.491cm" svg:x2="14.595cm" svg:y2="4.902cm">
          <text:p/>
        </draw:line>
        <draw:custom-shape draw:style-name="gr2" draw:text-style-name="P1" xml:id="id3" draw:id="id3" draw:layer="layout" svg:width="0.771cm" svg:height="0.822cm" svg:x="24.931cm" svg:y="1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4" draw:id="id4" draw:layer="layout" svg:x1="25.317cm" svg:y1="2.483cm" svg:x2="25.316cm" svg:y2="3.664cm" draw:start-shape="id3" draw:start-glue-point="8" svg:d="M25317 2483v842h-1v339" svg:viewBox="0 0 2 1182">
          <text:p/>
        </draw:connector>
        <draw:connector draw:style-name="gr4" draw:text-style-name="P1" draw:layer="layout" draw:type="line" svg:x1="25.316cm" svg:y1="3.664cm" svg:x2="24.828cm" svg:y2="4.46cm" draw:start-shape="id4" draw:start-glue-point="3" svg:d="M25316 3664l-488 796" svg:viewBox="0 0 489 797">
          <text:p/>
        </draw:connector>
        <draw:connector draw:style-name="gr4" draw:text-style-name="P1" draw:layer="layout" draw:type="line" svg:x1="25.316cm" svg:y1="3.664cm" svg:x2="25.856cm" svg:y2="4.409cm" draw:start-shape="id4" draw:start-glue-point="3" svg:d="M25316 3664l540 745" svg:viewBox="0 0 541 746">
          <text:p/>
        </draw:connector>
        <draw:line draw:style-name="gr4" draw:text-style-name="P1" draw:layer="layout" svg:x1="24.7cm" svg:y1="2.919cm" svg:x2="25.959cm" svg:y2="2.919cm">
          <text:p/>
        </draw:line>
        <draw:line draw:style-name="gr1" draw:text-style-name="P1" draw:layer="layout" svg:x1="25.296cm" svg:y1="4.517cm" svg:x2="25.296cm" svg:y2="4.928cm">
          <text:p/>
        </draw:line>
        <draw:line draw:style-name="gr5" draw:text-style-name="P1" draw:layer="layout" svg:x1="3.043cm" svg:y1="5.401cm" svg:x2="8.202cm" svg:y2="5.401cm">
          <text:p/>
        </draw:line>
        <draw:frame draw:style-name="gr6" draw:layer="layout" svg:width="1.7cm" svg:height="0.962cm" svg:x="4.738cm" svg:y="5.357cm">
          <draw:text-box>
            <text:p>time</text:p>
          </draw:text-box>
        </draw:frame>
        <draw:path draw:style-name="gr7" draw:text-style-name="P1" draw:layer="layout" svg:width="0.328cm" svg:height="0.22cm" draw:transform="rotate (-0.924849970631796) translate (8.68cm 1.808cm)" svg:viewBox="0 0 329 221" svg:d="M0 0c331 0 329 221 329 221">
          <text:p/>
        </draw:path>
        <draw:path draw:style-name="gr7" draw:text-style-name="P1" draw:layer="layout" svg:width="0.537cm" svg:height="0.348cm" draw:transform="rotate (-0.926769832808989) translate (9.144cm 1.675cm)" svg:viewBox="0 0 538 349" svg:d="M0 0c441 0 538 349 538 349">
          <text:p/>
        </draw:path>
        <draw:path draw:style-name="gr7" draw:text-style-name="P1" draw:layer="layout" svg:width="0.689cm" svg:height="0.348cm" draw:transform="rotate (-1.0452776890194) translate (9.70500000037769cm 1.63099999978097cm)" svg:viewBox="0 0 690 349" svg:d="M0 0c484 0 690 349 690 349">
          <text:p/>
        </draw:path>
        <draw:path draw:style-name="gr7" draw:text-style-name="P1" draw:layer="layout" svg:width="0.847cm" svg:height="0.373cm" draw:transform="rotate (-1.107935009166) translate (10.286cm 1.543cm)" svg:viewBox="0 0 848 374" svg:d="M0 0c542 0 848 374 848 374">
          <text:p/>
        </draw:path>
        <draw:path draw:style-name="gr7" draw:text-style-name="P1" draw:layer="layout" svg:width="1.031cm" svg:height="0.446cm" draw:transform="rotate (-1.12277030780795) translate (10.8860000010642cm 1.43299999948855cm)" svg:viewBox="0 0 1032 447" svg:d="M0 0c660 0 1032 447 1032 447">
          <text:p/>
        </draw:path>
        <draw:path draw:style-name="gr7" draw:text-style-name="P1" draw:layer="layout" svg:width="1.707cm" svg:height="0.749cm" draw:transform="skewX (0.358490628359635) rotate (-1.03672557568463) translate (11.547000060005cm 1.23399998935469cm)" svg:viewBox="0 0 1708 750" svg:d="M0 0c871 0 1708 750 1708 750">
          <text:p/>
        </draw:path>
        <draw:frame draw:style-name="gr6" draw:layer="layout" svg:width="0.925cm" svg:height="0.962cm" svg:x="9.772cm" svg:y="2.619cm">
          <draw:text-box>
            <text:p>K</text:p>
          </draw:text-box>
        </draw:frame>
        <draw:custom-shape draw:style-name="gr2" draw:text-style-name="P1" xml:id="id5" draw:id="id5" draw:layer="layout" svg:width="0.771cm" svg:height="0.822cm" svg:x="19.231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6" draw:id="id6" draw:layer="layout" svg:x1="19.617cm" svg:y1="2.47cm" svg:x2="19.616cm" svg:y2="3.651cm" draw:start-shape="id5" draw:start-glue-point="8" svg:d="M19617 2470v842h-1v339" svg:viewBox="0 0 2 1182">
          <text:p/>
        </draw:connector>
        <draw:connector draw:style-name="gr4" draw:text-style-name="P1" draw:layer="layout" draw:type="line" svg:x1="19.616cm" svg:y1="3.651cm" svg:x2="19.128cm" svg:y2="4.447cm" draw:start-shape="id6" draw:start-glue-point="3" svg:d="M19616 3651l-488 796" svg:viewBox="0 0 489 797">
          <text:p/>
        </draw:connector>
        <draw:connector draw:style-name="gr4" draw:text-style-name="P1" draw:layer="layout" draw:type="line" svg:x1="19.616cm" svg:y1="3.651cm" svg:x2="20.156cm" svg:y2="4.396cm" draw:start-shape="id6" draw:start-glue-point="3" svg:d="M19616 3651l540 745" svg:viewBox="0 0 541 746">
          <text:p/>
        </draw:connector>
        <draw:line draw:style-name="gr4" draw:text-style-name="P1" draw:layer="layout" svg:x1="19cm" svg:y1="2.906cm" svg:x2="20.259cm" svg:y2="2.906cm">
          <text:p/>
        </draw:line>
        <draw:line draw:style-name="gr5" draw:text-style-name="P1" draw:layer="layout" svg:x1="14.589cm" svg:y1="5.413cm" svg:x2="19.748cm" svg:y2="5.413cm">
          <text:p/>
        </draw:line>
        <draw:frame draw:style-name="gr6" draw:layer="layout" svg:width="1.7cm" svg:height="0.962cm" svg:x="16.284cm" svg:y="5.369cm">
          <draw:text-box>
            <text:p>time</text:p>
          </draw:text-box>
        </draw:frame>
        <draw:path draw:style-name="gr7" draw:text-style-name="P1" draw:layer="layout" svg:width="1.707cm" svg:height="0.749cm" draw:transform="skewX (0.358490628359635) rotate (-1.03672557568463) translate (12.447000060005cm 1.23399998935469cm)" svg:viewBox="0 0 1708 750" svg:d="M0 0c871 0 1708 750 1708 750">
          <text:p/>
        </draw:path>
        <draw:path draw:style-name="gr7" draw:text-style-name="P1" draw:layer="layout" svg:width="1.707cm" svg:height="0.749cm" draw:transform="skewX (0.358490628359635) rotate (-1.03672557568463) translate (13.547000060005cm 1.23399998935469cm)" svg:viewBox="0 0 1708 750" svg:d="M0 0c871 0 1708 750 1708 750">
          <text:p/>
        </draw:path>
        <draw:path draw:style-name="gr7" draw:text-style-name="P1" draw:layer="layout" svg:width="1.707cm" svg:height="0.749cm" draw:transform="skewX (0.358490628359635) rotate (-1.03672557568463) translate (14.847000060005cm 1.23399998935469cm)" svg:viewBox="0 0 1708 750" svg:d="M0 0c871 0 1708 750 1708 750">
          <text:p/>
        </draw:path>
        <draw:path draw:style-name="gr7" draw:text-style-name="P1" draw:layer="layout" svg:width="1.707cm" svg:height="0.749cm" draw:transform="skewX (0.358490628359635) rotate (-1.03672557568463) translate (16.147000060005cm 1.23399998935469cm)" svg:viewBox="0 0 1708 750" svg:d="M0 0c871 0 1708 750 1708 750">
          <text:p/>
        </draw:path>
        <draw:path draw:style-name="gr7" draw:text-style-name="P1" draw:layer="layout" svg:width="1.707cm" svg:height="0.749cm" draw:transform="skewX (0.358490628359635) rotate (-1.03672557568463) translate (17.547000060005cm 1.23399998935469cm)" svg:viewBox="0 0 1708 750" svg:d="M0 0c871 0 1708 750 1708 750">
          <text:p/>
        </draw:path>
        <draw:path draw:style-name="gr7" draw:text-style-name="P1" draw:layer="layout" svg:width="1.707cm" svg:height="0.749cm" draw:transform="skewX (0.358490628359635) rotate (-1.03672557568463) translate (19.147000060005cm 1.23399998935469cm)" svg:viewBox="0 0 1708 750" svg:d="M0 0c871 0 1708 750 1708 750">
          <text:p/>
        </draw:path>
        <draw:path draw:style-name="gr7" draw:text-style-name="P1" draw:layer="layout" svg:width="1.707cm" svg:height="0.749cm" draw:transform="skewX (0.358490628359635) rotate (-1.03672557568463) translate (20.947000060005cm 1.23399998935469cm)" svg:viewBox="0 0 1708 750" svg:d="M0 0c871 0 1708 750 1708 750">
          <text:p/>
        </draw:path>
        <draw:path draw:style-name="gr7" draw:text-style-name="P1" draw:layer="layout" svg:width="1.707cm" svg:height="0.749cm" draw:transform="skewX (0.358490628359635) rotate (-1.03672557568463) translate (23.047000060005cm 1.23399998935469cm)" svg:viewBox="0 0 1708 750" svg:d="M0 0c871 0 1708 750 1708 750">
          <text:p/>
        </draw:path>
        <draw:frame draw:style-name="gr6" draw:text-style-name="P2" draw:layer="layout" svg:width="2.542cm" svg:height="0.962cm" svg:x="1.161cm" svg:y="1.13cm">
          <draw:text-box>
            <text:p><text:span text:style-name="T1">Case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8T10:54:16.931048566</meta:creation-date>
    <dc:date>2016-10-16T21:15:54.379931399</dc:date>
    <dc:creator>elucterio </dc:creator>
    <meta:editing-duration>PT52M27S</meta:editing-duration>
    <meta:editing-cycles>11</meta:editing-cycles>
    <meta:generator>LibreOffice/4.2.8.2$Linux_X86_64 LibreOffice_project/420m0$Build-2</meta:generator>
    <meta:document-statistic meta:object-count="39"/>
  </office:meta>
</office:document-meta>
</file>